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3013ab" officeooo:paragraph-rsid="0130574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3b76c9" officeooo:paragraph-rsid="0130574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411074" officeooo:paragraph-rsid="013d3fc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375e5d" officeooo:paragraph-rsid="013d3fc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687d7b" officeooo:paragraph-rsid="0070e7d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687d7b" officeooo:paragraph-rsid="00dde1c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687d7b" officeooo:paragraph-rsid="0117ca1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687d7b" officeooo:paragraph-rsid="0130574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687d7b" officeooo:paragraph-rsid="013070a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f0f958" officeooo:paragraph-rsid="00f0f95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617bc0" officeooo:paragraph-rsid="00f5f07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f688e4" officeooo:paragraph-rsid="00fb00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c4ce9f" officeooo:paragraph-rsid="00dde1c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156a1f" officeooo:paragraph-rsid="0115bd0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f6b8fc" officeooo:paragraph-rsid="0115bd0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3070ad" officeooo:paragraph-rsid="013070a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339332" officeooo:paragraph-rsid="01339332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352736" officeooo:paragraph-rsid="0135273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352736" officeooo:paragraph-rsid="013e366e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38bed8" officeooo:paragraph-rsid="0138bed8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20pt" officeooo:rsid="001ab406" officeooo:paragraph-rsid="00d7cc24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officeooo:rsid="01554147" officeooo:paragraph-rsid="01554147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T1" style:family="text">
      <style:text-properties officeooo:rsid="003013ab"/>
    </style:style>
    <style:style style:name="T2" style:family="text">
      <style:text-properties officeooo:rsid="00687d7b"/>
    </style:style>
    <style:style style:name="T3" style:family="text">
      <style:text-properties officeooo:rsid="006bc4b5"/>
    </style:style>
    <style:style style:name="T4" style:family="text">
      <style:text-properties officeooo:rsid="006dc100"/>
    </style:style>
    <style:style style:name="T5" style:family="text">
      <style:text-properties officeooo:rsid="006f75cf"/>
    </style:style>
    <style:style style:name="T6" style:family="text">
      <style:text-properties officeooo:rsid="0071128c"/>
    </style:style>
    <style:style style:name="T7" style:family="text">
      <style:text-properties officeooo:rsid="00728ee8"/>
    </style:style>
    <style:style style:name="T8" style:family="text">
      <style:text-properties officeooo:rsid="0075a2ae"/>
    </style:style>
    <style:style style:name="T9" style:family="text">
      <style:text-properties officeooo:rsid="00bf4853"/>
    </style:style>
    <style:style style:name="T10" style:family="text">
      <style:text-properties officeooo:rsid="00c4ce9f"/>
    </style:style>
    <style:style style:name="T11" style:family="text">
      <style:text-properties officeooo:rsid="00cb042c"/>
    </style:style>
    <style:style style:name="T12" style:family="text">
      <style:text-properties officeooo:rsid="00d496a1"/>
    </style:style>
    <style:style style:name="T13" style:family="text">
      <style:text-properties officeooo:rsid="00d5fc69"/>
    </style:style>
    <style:style style:name="T14" style:family="text">
      <style:text-properties officeooo:rsid="00f0f958"/>
    </style:style>
    <style:style style:name="T15" style:family="text">
      <style:text-properties officeooo:rsid="00f27276"/>
    </style:style>
    <style:style style:name="T16" style:family="text">
      <style:text-properties officeooo:rsid="00f839fb"/>
    </style:style>
    <style:style style:name="T17" style:family="text">
      <style:text-properties officeooo:rsid="00f90510"/>
    </style:style>
    <style:style style:name="T18" style:family="text">
      <style:text-properties officeooo:rsid="00135594"/>
    </style:style>
    <style:style style:name="T19" style:family="text">
      <style:text-properties officeooo:rsid="00fca52f"/>
    </style:style>
    <style:style style:name="T20" style:family="text">
      <style:text-properties officeooo:rsid="0115aeec"/>
    </style:style>
    <style:style style:name="T21" style:family="text">
      <style:text-properties officeooo:rsid="01168f26"/>
    </style:style>
    <style:style style:name="T22" style:family="text">
      <style:text-properties officeooo:rsid="00fca34e"/>
    </style:style>
    <style:style style:name="T23" style:family="text">
      <style:text-properties officeooo:rsid="01199b13"/>
    </style:style>
    <style:style style:name="T24" style:family="text">
      <style:text-properties officeooo:rsid="012ed8e5"/>
    </style:style>
    <style:style style:name="T25" style:family="text">
      <style:text-properties officeooo:rsid="01305747"/>
    </style:style>
    <style:style style:name="T26" style:family="text">
      <style:text-properties officeooo:rsid="0136d354"/>
    </style:style>
    <style:style style:name="T27" style:family="text">
      <style:text-properties officeooo:rsid="0138bed8"/>
    </style:style>
    <style:style style:name="T28" style:family="text">
      <style:text-properties officeooo:rsid="01396892"/>
    </style:style>
    <style:style style:name="T29" style:family="text">
      <style:text-properties officeooo:rsid="013e366e"/>
    </style:style>
    <style:style style:name="T30" style:family="text">
      <style:text-properties officeooo:rsid="013fd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3">Basic</text:span><text:span text:style-name="T2"> C++ programming </text:span></text:p>
      <text:p text:style-name="P5"/>
      <text:p text:style-name="P5"/>
      <text:p text:style-name="P16">We will be making typical choices </text:p>
      <text:p text:style-name="P15"><text:span text:style-name="T20">Goal:</text:span> “Hello, world!” </text:p>
      <text:p text:style-name="P11">Typical OS of choice: Windows</text:p>
      <text:p text:style-name="P6"><text:span text:style-name="T14">Typical </text:span><text:span text:style-name="T6">IDE </text:span><text:span text:style-name="T14">of choice</text:span><text:span text:style-name="T6">: Visual Studio 2022 </text:span><text:span text:style-name="T14">or</text:span><text:span text:style-name="T6"> Visual Studio VSCode and trade-offs </text:span></text:p>
      <text:p text:style-name="P6"><text:span text:style-name="T15">Understanding </text:span><text:span text:style-name="T4">IntelliSense</text:span></text:p>
      <text:p text:style-name="P9"><text:span text:style-name="T21">Typical kinds of output: </text:span><text:span text:style-name="T9">DOS vs. </text:span><text:span text:style-name="T11">consoles </text:span><text:span text:style-name="T24">vs. windows</text:span><text:span text:style-name="T11"> </text:span><text:span text:style-name="T16">for</text:span><text:span text:style-name="T5"> text and graphics </text:span></text:p>
      <text:p text:style-name="P17">Analysis and creative use of every crucial token in “Hello, world!”</text:p>
      <text:p text:style-name="P10"><text:span text:style-name="T1">Good programming practice: </text:span><text:span text:style-name="T25">the controversy over using namespace std; </text:span></text:p>
      <text:p text:style-name="P18">Conventions: </text:p>
      <text:p text:style-name="P20">char x [] vs. string x: </text:p>
      <text:p text:style-name="P20"><text:span text:style-name="T26">- always 256 bytes in the stack, manual deletion in the heap, </text:span><text:span text:style-name="T27">potential crashing, tracking text length, etc.</text:span></text:p>
      <text:p text:style-name="P20"><text:s/>- <text:span text:style-name="T29">can’t delete </text:span><text:span text:style-name="T30">a </text:span><text:span text:style-name="T29">file with name of string type. </text:span></text:p>
      <text:p text:style-name="P21">|</text:p>
      <text:p text:style-name="P19">A char array is just that - an array of characters:</text:p>
      <text:p text:style-name="P19">If allocated on the stack (like in your example), it will always occupy eg. 256 bytes no matter how long the text it contains is</text:p>
      <text:p text:style-name="P19">If allocated on the heap (using malloc() or new char[]) you're responsible for releasing the memory afterwards and you will always have the overhead of a heap allocation.</text:p>
      <text:p text:style-name="P19">If you copy a text of more than 256 chars into the array, it might crash, produce ugly assertion messages or cause unexplainable (mis-)behavior somewhere else in your program.</text:p>
      <text:p text:style-name="P19">To determine the text's length, the array has to be scanned, character by character, for a \0 character.</text:p>
      <text:p text:style-name="P3"/>
      <text:p text:style-name="P4"><text:span text:style-name="T8">Midpoint: </text:span>What a system crash is, <text:span text:style-name="T28">buffer overruns. </text:span></text:p>
      <text:p text:style-name="P4"/>
      <text:p text:style-name="P1">Good programming practice: </text:p>
      <text:p text:style-name="P2">- list but don’t go in depth: Exception handling </text:p>
      <text:p text:style-name="P6"/>
      <text:p text:style-name="P8"><text:span text:style-name="T22">WinAPI</text:span><text:span text:style-name="T5">: </text:span><text:span text:style-name="T7">window elements and the canvas for GRAPHICS </text:span></text:p>
      <text:p text:style-name="P13"><text:span text:style-name="T19">More of basic programming and r</text:span><text:span text:style-name="T18">elatively common traps and sources of frustration </text:span></text:p>
      <text:p text:style-name="P12"><text:span text:style-name="T17">- Latest biggest </text:span>bull<text:span text:style-name="T23">shit</text:span> <text:span text:style-name="T17">here</text:span>: the so-called “secure” functions </text:p>
      <text:p text:style-name="P14">3D graphics APIs (reprise)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24T22:26:53.470000000</dc:date>
    <meta:editing-duration>P1DT15H34M34S</meta:editing-duration>
    <meta:editing-cycles>29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6" meta:word-count="265" meta:character-count="1600" meta:non-whitespace-character-count="1345"/>
  </office:meta>
</office:document-meta>
</file>